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c@dac-Veriton-M200-H310:~/Batch_B1/OS$ cd </text:p>
      <text:p text:style-name="Standard">dac@dac-Veriton-M200-H310:~$ sudo mysql -u root -p</text:p>
      <text:p text:style-name="Standard">[sudo] password for dac: </text:p>
      <text:p text:style-name="Standard">Enter password: </text:p>
      <text:p text:style-name="Standard">Welcome to the MySQL monitor. <text:s/>Commands end with ; or \g.</text:p>
      <text:p text:style-name="Standard">Your MySQL connection id is 19</text:p>
      <text:p text:style-name="Standard">Server version: 8.0.32-0ubuntu0.20.04.2 (Ubuntu)</text:p>
      <text:p text:style-name="Standard"/>
      <text:p text:style-name="Standard">Copyright (c) 2000, 2023, Oracle and/or its affiliates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Students <text:s text:c="10"/>|</text:p>
      <text:p text:style-name="Standard">| Test1 <text:s text:c="13"/>|</text:p>
      <text:p text:style-name="Standard">| classes <text:s text:c="11"/>|</text:p>
      <text:p text:style-name="Standard">| dac <text:s text:c="15"/>|</text:p>
      <text:p text:style-name="Standard">| information_schema |</text:p>
      <text:p text:style-name="Standard">| labs <text:s text:c="14"/>|</text:p>
      <text:p text:style-name="Standard">| mysql <text:s text:c="13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9 rows in set (0.00 sec)</text:p>
      <text:p text:style-name="Standard"/>
      <text:p text:style-name="Standard">mysql&gt; CREATE DATABASE DAC;</text:p>
      <text:p text:style-name="Standard">Query OK, 1 row affected (0.08 sec)</text:p>
      <text:p text:style-name="Standard"/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DAC <text:s text:c="15"/>|</text:p>
      <text:p text:style-name="Standard">| Students <text:s text:c="10"/>|</text:p>
      <text:p text:style-name="Standard">| Test1 <text:s text:c="13"/>|</text:p>
      <text:p text:style-name="Standard">| classes <text:s text:c="11"/>|</text:p>
      <text:p text:style-name="Standard">| dac <text:s text:c="15"/>|</text:p>
      <text:p text:style-name="Standard">| information_schema |</text:p>
      <text:p text:style-name="Standard">| labs <text:s text:c="14"/>|</text:p>
      <text:p text:style-name="Standard">| mysql <text:s text:c="13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10 rows in set (0.00 sec)</text:p>
      <text:p text:style-name="Standard"/>
      <text:p text:style-name="Standard"><text:soft-page-break/>mysql&gt; CREATE TABLE dac_batch_23;</text:p>
      <text:p text:style-name="Standard">ERROR 1046 (3D000): No database selected</text:p>
      <text:p text:style-name="Standard">mysql&gt; use DAC;</text:p>
      <text:p text:style-name="Standard">Database changed</text:p>
      <text:p text:style-name="Standard">mysql&gt; CREATE TABLE dac_batch_23;</text:p>
      <text:p text:style-name="Standard">ERROR 4028 (HY000): A table must have at least one visible column.</text:p>
      <text:p text:style-name="Standard">mysql&gt; CREATE TABLE dac_batch_23(firstname CHAR(20), lastname CHAR(20), rollno INT,dob DATE, subname CHAR(20));</text:p>
      <text:p text:style-name="Standard">Query OK, 0 rows affected (0.72 sec)</text:p>
      <text:p text:style-name="Standard"/>
      <text:p text:style-name="Standard">mysql&gt; DESC dac_batch_23;</text:p>
      <text:p text:style-name="Standard">+-----------+----------+------+-----+---------+-------+</text:p>
      <text:p text:style-name="Standard">| Field <text:s text:c="4"/>| Type <text:s text:c="4"/>| Null | Key | Default | Extra |</text:p>
      <text:p text:style-name="Standard">+-----------+----------+------+-----+---------+-------+</text:p>
      <text:p text:style-name="Standard">| firstname | char(20) | YES <text:s/>| <text:s text:c="4"/>| NULL <text:s text:c="3"/>| <text:s text:c="6"/>|</text:p>
      <text:p text:style-name="Standard">| lastname <text:s/>| char(20) | YES <text:s/>| <text:s text:c="4"/>| NULL <text:s text:c="3"/>| <text:s text:c="6"/>|</text:p>
      <text:p text:style-name="Standard">| rollno <text:s text:c="3"/>| int <text:s text:c="5"/>| YES <text:s/>| <text:s text:c="4"/>| NULL <text:s text:c="3"/>| <text:s text:c="6"/>|</text:p>
      <text:p text:style-name="Standard">| dob <text:s text:c="6"/>| date <text:s text:c="4"/>| YES <text:s/>| <text:s text:c="4"/>| NULL <text:s text:c="3"/>| <text:s text:c="6"/>|</text:p>
      <text:p text:style-name="Standard">| subname <text:s text:c="2"/>| char(20) | YES <text:s/>| <text:s text:c="4"/>| NULL <text:s text:c="3"/>| <text:s text:c="6"/>|</text:p>
      <text:p text:style-name="Standard">+-----------+----------+------+-----+---------+-------+</text:p>
      <text:p text:style-name="Standard">5 rows in set (0.00 sec)</text:p>
      <text:p text:style-name="Standard"/>
      <text:p text:style-name="Standard">mysql&gt; INSERT INTO dac_batch_23 VALUES('CHANDAN','BILE',48,1999-10-25,'DBT');</text:p>
      <text:p text:style-name="Standard">ERROR 1292 (22007): Incorrect date value: '1964' for column 'dob' at row 1</text:p>
      <text:p text:style-name="Standard">mysql&gt; INSERT INTO dac_batch_23 VALUES('CHANDAN','BILE',48,'1999-10-25','DBT');</text:p>
      <text:p text:style-name="Standard">Query OK, 1 row affected (0.06 sec)</text:p>
      <text:p text:style-name="Standard"/>
      <text:p text:style-name="Standard">mysql&gt; SELECT * FROM dac_batch_23;</text:p>
      <text:p text:style-name="Standard">+-----------+----------+--------+------------+---------+</text:p>
      <text:p text:style-name="Standard">| firstname | lastname | rollno | dob <text:s text:c="7"/>| subname |</text:p>
      <text:p text:style-name="Standard">+-----------+----------+--------+------------+---------+</text:p>
      <text:p text:style-name="Standard">| CHANDAN <text:s text:c="2"/>| BILE <text:s text:c="4"/>| <text:s text:c="4"/>48 | 1999-10-25 | DBT <text:s text:c="4"/>|</text:p>
      <text:p text:style-name="Standard">+-----------+----------+--------+------------+---------+</text:p>
      <text:p text:style-name="Standard">1 row in set (0.00 sec)</text:p>
      <text:p text:style-name="Standard"/>
      <text:p text:style-name="Standard">mysql&gt; INSERT INTO dac_batch_23 VALUES('PARIKSHIT','BHARPTE',45,'1996-05-07','DBT'),('SANDIP','NIKAM',43,'1998-05-07','OS'),('VIDYAS','UGALE',55,'2003-11-08','DBT'),('SAURABH','KHADE',41,'1996-05-07','OS' <text:s text:c="140"/>2000-05-07','OS');</text:p>
      <text:p text:style-name="Standard">Query OK, 8 rows affected (0.09 sec)</text:p>
      <text:p text:style-name="Standard">Records: 8 <text:s/>Duplicates: 0 <text:s/>Warnings: 0</text:p>
      <text:p text:style-name="Standard"/>
      <text:p text:style-name="Standard">mysql&gt; SELECT * FROM dac_batch_23;</text:p>
      <text:p text:style-name="Standard">+-----------+-----------+--------+------------+---------+</text:p>
      <text:p text:style-name="Standard">| firstname | lastname <text:s/>| rollno | dob <text:s text:c="7"/>| subname |</text:p>
      <text:p text:style-name="Standard">+-----------+-----------+--------+------------+---------+</text:p>
      <text:p text:style-name="Standard">| CHANDAN <text:s text:c="2"/>| BILE <text:s text:c="5"/>| <text:s text:c="4"/>48 | 1999-10-25 | DBT <text:s text:c="4"/>|</text:p>
      <text:p text:style-name="Standard">| PARIKSHIT | BHARPTE <text:s text:c="2"/>| <text:s text:c="4"/>45 | 1996-05-07 | DBT <text:s text:c="4"/>|</text:p>
      <text:p text:style-name="Standard">| SANDIP <text:s text:c="3"/>| NIKAM <text:s text:c="4"/>| <text:s text:c="4"/>43 | 1998-05-07 | OS <text:s text:c="5"/>|</text:p>
      <text:p text:style-name="Standard">| VIDYAS <text:s text:c="3"/>| UGALE <text:s text:c="4"/>| <text:s text:c="4"/>55 | 2003-11-08 | DBT <text:s text:c="4"/>|</text:p>
      <text:p text:style-name="Standard">| SAURABH <text:s text:c="2"/>| KHADE <text:s text:c="4"/>| <text:s text:c="4"/>41 | 1996-05-07 | OS <text:s text:c="5"/>|</text:p>
      <text:p text:style-name="Standard">| PALLAVI <text:s text:c="2"/>| CHAUDHARI | <text:s text:c="4"/>50 | 1996-05-07 | DBT <text:s text:c="4"/>|</text:p>
      <text:p text:style-name="Standard"><text:soft-page-break/>| SAURABH <text:s text:c="2"/>| KALE <text:s text:c="5"/>| <text:s text:c="4"/>49 | 1997-07-05 | OS <text:s text:c="5"/>|</text:p>
      <text:p text:style-name="Standard">| AMOL <text:s text:c="5"/>| MORE <text:s text:c="5"/>| <text:s text:c="4"/>44 | 2005-05-07 | DBT <text:s text:c="4"/>|</text:p>
      <text:p text:style-name="Standard">| SHIVAM <text:s text:c="3"/>| DESHMUKH <text:s/>| <text:s text:c="4"/>46 | 2000-05-07 | OS <text:s text:c="5"/>|</text:p>
      <text:p text:style-name="Standard">+-----------+-----------+--------+------------+---------+</text:p>
      <text:p text:style-name="Standard">9 rows in set (0.00 sec)</text:p>
      <text:p text:style-name="Standard"/>
      <text:p text:style-name="Standard">mysql&gt; ALTER TABLE dac_batch_23</text:p>
      <text:p text:style-name="Standard"><text:s text:c="4"/>-&gt; MODIFY COLUMN rollno int PRIMARY KEY;</text:p>
      <text:p text:style-name="Standard">Query OK, 0 rows affected (1.14 sec)</text:p>
      <text:p text:style-name="Standard">Records: 0 <text:s/>Duplicates: 0 <text:s/>Warnings: 0</text:p>
      <text:p text:style-name="Standard"/>
      <text:p text:style-name="Standard">mysql&gt; DESC dac_batch_23;</text:p>
      <text:p text:style-name="Standard">+-----------+----------+------+-----+---------+-------+</text:p>
      <text:p text:style-name="Standard">| Field <text:s text:c="4"/>| Type <text:s text:c="4"/>| Null | Key | Default | Extra |</text:p>
      <text:p text:style-name="Standard">+-----------+----------+------+-----+---------+-------+</text:p>
      <text:p text:style-name="Standard">| firstname | char(20) | YES <text:s/>| <text:s text:c="4"/>| NULL <text:s text:c="3"/>| <text:s text:c="6"/>|</text:p>
      <text:p text:style-name="Standard">| lastname <text:s/>| char(20) | YES <text:s/>| <text:s text:c="4"/>| NULL <text:s text:c="3"/>| <text:s text:c="6"/>|</text:p>
      <text:p text:style-name="Standard">| rollno <text:s text:c="3"/>| int <text:s text:c="5"/>| NO <text:s text:c="2"/>| PRI | NULL <text:s text:c="3"/>| <text:s text:c="6"/>|</text:p>
      <text:p text:style-name="Standard">| dob <text:s text:c="6"/>| date <text:s text:c="4"/>| YES <text:s/>| <text:s text:c="4"/>| NULL <text:s text:c="3"/>| <text:s text:c="6"/>|</text:p>
      <text:p text:style-name="Standard">| subname <text:s text:c="2"/>| char(20) | YES <text:s/>| <text:s text:c="4"/>| NULL <text:s text:c="3"/>| <text:s text:c="6"/>|</text:p>
      <text:p text:style-name="Standard">+-----------+----------+------+-----+---------+-------+</text:p>
      <text:p text:style-name="Standard">5 rows in set (0.01 sec)</text:p>
      <text:p text:style-name="Standard"/>
      <text:p text:style-name="Standard">mysql&gt; SELECT * FROM dac_batch_23 ORDER BY lastname DESC;</text:p>
      <text:p text:style-name="Standard">+-----------+-----------+--------+------------+---------+</text:p>
      <text:p text:style-name="Standard">| firstname | lastname <text:s/>| rollno | dob <text:s text:c="7"/>| subname |</text:p>
      <text:p text:style-name="Standard">+-----------+-----------+--------+------------+---------+</text:p>
      <text:p text:style-name="Standard">| VIDYAS <text:s text:c="3"/>| UGALE <text:s text:c="4"/>| <text:s text:c="4"/>55 | 2003-11-08 | DBT <text:s text:c="4"/>|</text:p>
      <text:p text:style-name="Standard">| SANDIP <text:s text:c="3"/>| NIKAM <text:s text:c="4"/>| <text:s text:c="4"/>43 | 1998-05-07 | OS <text:s text:c="5"/>|</text:p>
      <text:p text:style-name="Standard">| AMOL <text:s text:c="5"/>| MORE <text:s text:c="5"/>| <text:s text:c="4"/>44 | 2005-05-07 | DBT <text:s text:c="4"/>|</text:p>
      <text:p text:style-name="Standard">| SAURABH <text:s text:c="2"/>| KHADE <text:s text:c="4"/>| <text:s text:c="4"/>41 | 1996-05-07 | OS <text:s text:c="5"/>|</text:p>
      <text:p text:style-name="Standard">| SAURABH <text:s text:c="2"/>| KALE <text:s text:c="5"/>| <text:s text:c="4"/>49 | 1997-07-05 | OS <text:s text:c="5"/>|</text:p>
      <text:p text:style-name="Standard">| SHIVAM <text:s text:c="3"/>| DESHMUKH <text:s/>| <text:s text:c="4"/>46 | 2000-05-07 | OS <text:s text:c="5"/>|</text:p>
      <text:p text:style-name="Standard">| PALLAVI <text:s text:c="2"/>| CHAUDHARI | <text:s text:c="4"/>50 | 1996-05-07 | DBT <text:s text:c="4"/>|</text:p>
      <text:p text:style-name="Standard">| CHANDAN <text:s text:c="2"/>| BILE <text:s text:c="5"/>| <text:s text:c="4"/>48 | 1999-10-25 | DBT <text:s text:c="4"/>|</text:p>
      <text:p text:style-name="Standard">| PARIKSHIT | BHARPTE <text:s text:c="2"/>| <text:s text:c="4"/>45 | 1996-05-07 | DBT <text:s text:c="4"/>|</text:p>
      <text:p text:style-name="Standard">+-----------+-----------+--------+------------+---------+</text:p>
      <text:p text:style-name="Standard">9 rows in set (0.00 sec)</text:p>
      <text:p text:style-name="Standard"/>
      <text:p text:style-name="Standard"/>
      <text:p text:style-name="Standard">mysql&gt; SELECT COUNT(rollno) FROM dac_batch_23;</text:p>
      <text:p text:style-name="Standard">+---------------+</text:p>
      <text:p text:style-name="Standard">| COUNT(rollno) |</text:p>
      <text:p text:style-name="Standard">+---------------+</text:p>
      <text:p text:style-name="Standard">| <text:s text:c="12"/>9 |</text:p>
      <text:p text:style-name="Standard">+---------------+</text:p>
      <text:p text:style-name="Standard">1 row in set (0.02 sec)</text:p>
      <text:p text:style-name="Standard"/>
      <text:p text:style-name="Standard">mysql&gt; SELECT COUNT(*) FROM dac_batch_23;</text:p>
      <text:p text:style-name="Standard">+----------+</text:p>
      <text:p text:style-name="Standard">| COUNT(*) |</text:p>
      <text:p text:style-name="Standard">+----------+</text:p>
      <text:p text:style-name="Standard"><text:soft-page-break/>| <text:s text:c="7"/>9 |</text:p>
      <text:p text:style-name="Standard">+----------+</text:p>
      <text:p text:style-name="Standard">1 row in set (0.01 sec)</text:p>
      <text:p text:style-name="Standard"/>
      <text:p text:style-name="Standard">mysql&gt; SELECT count(*) FROM dac_batch_23 WHERE EXTRACT(YEAR FROM dob) &lt; 2000;</text:p>
      <text:p text:style-name="Standard">+----------+</text:p>
      <text:p text:style-name="Standard">| count(*) |</text:p>
      <text:p text:style-name="Standard">+----------+</text:p>
      <text:p text:style-name="Standard">| <text:s text:c="7"/>6 |</text:p>
      <text:p text:style-name="Standard">+----------+</text:p>
      <text:p text:style-name="Standard">1 row in set (0.00 sec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20:18:34.176594472</meta:creation-date>
    <dc:date>2023-03-23T21:08:59.309317773</dc:date>
    <meta:editing-duration>PT50M2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4" meta:paragraph-count="144" meta:word-count="909" meta:character-count="5970" meta:non-whitespace-character-count="4418"/>
  </office:meta>
</office:document-meta>
</file>